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wiss"/>
  </office:font-face-decls>
  <office:automatic-styles>
    <style:style style:name="co1" style:family="table-column">
      <style:table-column-properties fo:break-before="auto" style:column-width="3.82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Verdana" fo:font-size="15pt" fo:font-weight="normal" style:font-size-asian="15pt" style:font-weight-asian="normal" style:font-size-complex="15pt" style:font-weight-complex="normal"/>
    </style:style>
    <style:style style:name="ce4" style:family="table-cell" style:parent-style-name="Default" style:data-style-name="N121"/>
    <style:style style:name="T1" style:family="text">
      <style:text-properties style:font-size-asian="15pt" style:font-size-complex="15pt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bold" style:font-weight-complex="bold" style:font-size-asian="15pt" style:font-size-complex="15pt"/>
    </style:style>
    <style:style style:name="T4" style:family="text">
      <style:text-properties style:font-name="Verdana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pan text:style-name="T1">Oven</text:span><text:span text:style-name="T2"> </text:span><text:span text:style-name="T3">chamber dimension [m]:</text:span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 calcext:value-type="string">
            <text:p>height: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2">
          <table:table-cell office:value-type="string" calcext:value-type="string">
            <text:p>length: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office:value-type="string" calcext:value-type="string">
            <text:p>width:</text:p>
          </table:table-cell>
          <table:table-cell table:style-name="ce4" office:value-type="float" office:value="0.26" calcext:value-type="float">
            <text:p>0.260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volume[m<text:span text:style-name="T4">³</text:span>]:</text:p>
          </table:table-cell>
          <table:table-cell table:formula="of:=[.B3]*[.B4]*[.B5]" office:value-type="float" office:value="0.0013585" calcext:value-type="float">
            <text:p>0.0013585</text:p>
          </table:table-cell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31T09:19:56.453000000</dc:date>
    <meta:editing-duration>PT7M13S</meta:editing-duration>
    <meta:editing-cycles>1</meta:editing-cycles>
    <meta:document-statistic meta:table-count="1" meta:cell-count="9" meta:object-count="0"/>
    <meta:generator>LibreOffice/7.3.0.3$Windows_X86_64 LibreOffice_project/0f246aa12d0eee4a0f7adcefbf7c878fc2238db3</meta:generator>
  </office:meta>
</office:document-meta>
</file>